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0200000002000309F1C.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image/png" manifest:full-path="Object 2/Pictures/10000000000000200000002000309F1C.png"/>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image/png" manifest:full-path="Object 3/Pictures/10000000000000200000002000309F1C.png"/>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image/png" manifest:full-path="Object 4/Pictures/10000000000000200000002000309F1C.png"/>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image/png" manifest:full-path="Object 5/Pictures/10000000000000200000002000309F1C.png"/>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image/png" manifest:full-path="Object 6/Pictures/10000000000000200000002000309F1C.png"/>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image/png" manifest:full-path="Object 7/Pictures/10000000000000200000002000309F1C.png"/>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image/png" manifest:full-path="Object 8/Pictures/10000000000000200000002000309F1C.png"/>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5" svg:font-family="Arial"/>
    <style:font-face style:name="OpenSymbol" svg:font-family="OpenSymbol"/>
    <style:font-face style:name="Arial2" svg:font-family="Arial" style:font-adornments="Regular" style:font-family-generic="swiss"/>
    <style:font-face style:name="JetBrains Mono Medium" svg:font-family="'JetBrains Mono Medium'"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automatic-styles>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1" style:family="table">
      <style:table-properties style:width="177.8mm" table:align="margins"/>
    </style:style>
    <style:style style:name="Table1.A" style:family="table-column">
      <style:table-column-properties style:column-width="158.04mm" style:rel-column-width="58251*"/>
    </style:style>
    <style:style style:name="Table1.B" style:family="table-column">
      <style:table-column-properties style:column-width="19.76mm" style:rel-column-width="7284*"/>
    </style:style>
    <style:style style:name="Table1.A1" style:family="table-cell">
      <style:table-cell-properties style:vertical-align="middle" fo:padding="0.97mm" fo:border="none"/>
    </style:style>
    <style:style style:name="Table2" style:family="table">
      <style:table-properties style:width="177.8mm" table:align="margins"/>
    </style:style>
    <style:style style:name="Table2.A" style:family="table-column">
      <style:table-column-properties style:column-width="158.04mm" style:rel-column-width="58251*"/>
    </style:style>
    <style:style style:name="Table2.B" style:family="table-column">
      <style:table-column-properties style:column-width="19.76mm" style:rel-column-width="7284*"/>
    </style:style>
    <style:style style:name="Table2.A1" style:family="table-cell">
      <style:table-cell-properties style:vertical-align="middle" fo:padding="0.97mm" fo:border="none"/>
    </style:style>
    <style:style style:name="Table3" style:family="table">
      <style:table-properties style:width="177.8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Table4" style:family="table">
      <style:table-properties style:width="177.8mm" table:align="margins"/>
    </style:style>
    <style:style style:name="Table4.A" style:family="table-column">
      <style:table-column-properties style:column-width="158.04mm" style:rel-column-width="58251*"/>
    </style:style>
    <style:style style:name="Table4.B" style:family="table-column">
      <style:table-column-properties style:column-width="19.76mm" style:rel-column-width="7284*"/>
    </style:style>
    <style:style style:name="Table4.A1" style:family="table-cell">
      <style:table-cell-properties style:vertical-align="middle" fo:padding="0.97mm" fo:border="none"/>
    </style:style>
    <style:style style:name="Table5" style:family="table">
      <style:table-properties style:width="177.8mm" table:align="margins"/>
    </style:style>
    <style:style style:name="Table5.A" style:family="table-column">
      <style:table-column-properties style:column-width="158.04mm" style:rel-column-width="58251*"/>
    </style:style>
    <style:style style:name="Table5.B" style:family="table-column">
      <style:table-column-properties style:column-width="19.76mm" style:rel-column-width="7284*"/>
    </style:style>
    <style:style style:name="Table5.A1" style:family="table-cell">
      <style:table-cell-properties style:vertical-align="middle" fo:padding="0.97mm" fo:border="none"/>
    </style:style>
    <style:style style:name="Table6" style:family="table">
      <style:table-properties style:width="177.8mm" table:align="margins"/>
    </style:style>
    <style:style style:name="Table6.A" style:family="table-column">
      <style:table-column-properties style:column-width="158.04mm" style:rel-column-width="58251*"/>
    </style:style>
    <style:style style:name="Table6.B" style:family="table-column">
      <style:table-column-properties style:column-width="19.76mm" style:rel-column-width="7284*"/>
    </style:style>
    <style:style style:name="Table6.1" style:family="table-row">
      <style:table-row-properties style:min-row-height="14.34mm"/>
    </style:style>
    <style:style style:name="Table6.A1" style:family="table-cell">
      <style:table-cell-properties style:vertical-align="middle" fo:padding="0.97mm" fo:border="none"/>
    </style:style>
    <style:style style:name="P1" style:family="paragraph" style:parent-style-name="Text_20_body">
      <style:paragraph-properties fo:text-align="center" style:justify-single-word="false"/>
    </style:style>
    <style:style style:name="P2" style:family="paragraph" style:parent-style-name="Title" style:master-page-name="Portrait_2c__20_3_2f_4_22__20_margins">
      <style:paragraph-properties style:page-number="auto"/>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1" style:family="text">
      <style:text-properties style:font-name="Arial2"/>
    </style:style>
    <style:style style:name="T2"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ser_dist.py</text:p>
      <text:p text:style-name="_2a__2a__2a__2a__2a__20__20__20__20__20__20__20_Hidden_20__20__20__20__20__20__2a__2a__2a__2a__2a_">Don Peterson <text:s text:c="7"/>Words: <text:word-count>527</text:word-count> </text:p>
      <text:p text:style-name="Subtitle"><text:a xlink:type="simple" xlink:href="mailto:someonesdad1@gmail.com" text:style-name="Internet_20_link" text:visited-style-name="Visited_20_Internet_20_Link">someonesdad1@gmail.com</text:a> 29 Mar 2025</text:p>
      <text:p text:style-name="Text_20_body">This file documents the formulas used in the <text:span text:style-name="Code">laser_dist.py</text:span> script.</text:p>
      <text:h text:style-name="Heading_20_1" text:outline-level="1">DistAcrossRiver</text:h>
      <text:p text:style-name="Text_20_body">Here's a sketch I made of a drawing on paper as a test case. <text:s/>The unknown distance CD is the red line. <text:s/>The distances are the measured distances in mm on the paper, but the drawing isn't to scale because of the complexity of getting the angles just right (in other words, don't scale it).</text:p>
      <text:h text:style-name="Heading_20_2" text:outline-level="2"><draw:frame draw:style-name="fr1" draw:name="Object6" text:anchor-type="paragraph" svg:x="18.56mm" svg:y="2.86mm" svg:width="140.72mm" svg:height="84.63mm" draw:z-index="0"><draw:object xlink:href="./Object 1" xlink:type="simple" xlink:show="embed" xlink:actuate="onLoad"/><draw:image xlink:href="./ObjectReplacements/Object 1" xlink:type="simple" xlink:show="embed" xlink:actuate="onLoad"/><svg:desc>OLE-object</svg:desc></draw:frame>Triangle CBD</text:h>
      <text:p text:style-name="Text_20_body">The first calculation is to get CD from the triangle CBD. <text:s/>Here are the steps. <text:s/></text:p>
      <text:p text:style-name="Indented_2c__20_hanging"><draw:frame draw:style-name="fr1" draw:name="Object1" text:anchor-type="paragraph" svg:x="18.56mm" svg:y="2.86mm" svg:width="140.71mm" svg:height="84.61mm" draw:z-index="1"><draw:object xlink:href="./Object 2" xlink:type="simple" xlink:show="embed" xlink:actuate="onLoad"/><draw:image xlink:href="./ObjectReplacements/Object 2" xlink:type="simple" xlink:show="embed" xlink:actuate="onLoad"/><svg:desc>OLE-object</svg:desc></draw:frame><text:soft-page-break/>First get angle ABD in purple using the cosine law</text:p>
      <table:table table:name="Tabelle4" table:style-name="Tabelle4">
        <table:table-column table:style-name="Tabelle4.A"/>
        <table:table-column table:style-name="Tabelle4.B"/>
        <table:table-header-rows>
          <table:table-row>
            <table:table-cell table:style-name="Tabelle4.A1" office:value-type="string">
              <text:p text:style-name="P3"><text:span text:style-name="Code">ABD = AngleViaCosLaw(AD, AB, BD)</text:span></text:p>
            </table:table-cell>
            <table:table-cell table:style-name="Tabelle4.A1" office:value-type="string">
              <text:p text:style-name="P4">(<text:sequence text:ref-name="refText0" text:name="Text" text:formula="ooow:Text+1" style:num-format="1">1</text:sequence>)</text:p>
            </table:table-cell>
          </table:table-row>
        </table:table-header-rows>
      </table:table>
      <text:p text:style-name="Text_20_body"><draw:frame draw:style-name="fr1" draw:name="Object2" text:anchor-type="paragraph" svg:x="20.32mm" svg:y="12.79mm" svg:width="140.71mm" svg:height="84.61mm" draw:z-index="2"><draw:object xlink:href="./Object 3" xlink:type="simple" xlink:show="embed" xlink:actuate="onLoad"/><draw:image xlink:href="./ObjectReplacements/Object 3" xlink:type="simple" xlink:show="embed" xlink:actuate="onLoad"/><svg:desc>OLE-object</svg:desc></draw:frame>The <text:s/><text:span text:style-name="Code">AngleViaCosLaw</text:span> function gets the angle opposite the side represented by the first argument. <text:s/>Here, the desired angle is opposite line AD.</text:p>
      <text:p text:style-name="Text_20_body">Then get angle ABC in green using the cosine law</text:p>
      <table:table table:name="Table1" table:style-name="Table1">
        <table:table-column table:style-name="Table1.A"/>
        <table:table-column table:style-name="Table1.B"/>
        <table:table-header-rows>
          <table:table-row>
            <table:table-cell table:style-name="Table1.A1" office:value-type="string">
              <text:p text:style-name="P3"><text:span text:style-name="Code">ABC = AngleViaCosLaw(AC, AB, BC)</text:span></text:p>
            </table:table-cell>
            <table:table-cell table:style-name="Table1.A1" office:value-type="string">
              <text:p text:style-name="P4">(<text:sequence text:ref-name="refText1" text:name="Text" text:formula="ooow:Text+1" style:num-format="1">2</text:sequence>)</text:p>
            </table:table-cell>
          </table:table-row>
        </table:table-header-rows>
      </table:table>
      <text:p text:style-name="Text_20_body">Subtracting equation <text:sequence-ref text:reference-format="text" text:ref-name="refText1">(2)</text:sequence-ref> from <text:sequence-ref text:reference-format="text" text:ref-name="refText0">(1)</text:sequence-ref> gives angle CBD.</text:p>
      <text:p text:style-name="Text_20_body">Now we can calculate the desired red line CD using the cosine law from the light blue sides BC and BD and angle CBD:</text:p>
      <text:p text:style-name="Text_20_body"><draw:frame draw:style-name="fr1" draw:name="Object5" text:anchor-type="paragraph" svg:x="20.32mm" svg:y="12.79mm" svg:width="140.69mm" svg:height="84.6mm" draw:z-index="5"><draw:object xlink:href="./Object 6" xlink:type="simple" xlink:show="embed" xlink:actuate="onLoad"/><draw:image xlink:href="./ObjectReplacements/Object 6" xlink:type="simple" xlink:show="embed" xlink:actuate="onLoad"/><svg:desc>OLE-object</svg:desc></draw:frame><text:soft-page-break/></text:p>
      <table:table table:name="Table2" table:style-name="Table2">
        <table:table-column table:style-name="Table2.A"/>
        <table:table-column table:style-name="Table2.B"/>
        <table:table-header-rows>
          <table:table-row>
            <table:table-cell table:style-name="Table2.A1" office:value-type="string">
              <text:p text:style-name="P3"><text:span text:style-name="Code">CD1 = sqrt(BC*BC + BD*BD - 2*BC*BD*cos(CBD))</text:span></text:p>
            </table:table-cell>
            <table:table-cell table:style-name="Table2.A1" office:value-type="string">
              <text:p text:style-name="P4">(<text:sequence text:ref-name="refText2" text:name="Text" text:formula="ooow:Text+1" style:num-format="1">3</text:sequence>)</text:p>
            </table:table-cell>
          </table:table-row>
        </table:table-header-rows>
      </table:table>
      <text:p text:style-name="Text_20_body"/>
      <text:h text:style-name="Heading_20_2" text:outline-level="2">Triangle CAD</text:h>
      <text:p text:style-name="Text_20_body">Now we calculate CD from the triangle CAD and we need angle CAD. <text:s/>First calculate angle CAB in orange</text:p>
      <text:p text:style-name="Text_20_body"><draw:frame draw:style-name="fr1" draw:name="Object3" text:anchor-type="paragraph" svg:x="20.32mm" svg:y="1.32mm" svg:width="140.69mm" svg:height="84.6mm" draw:z-index="3"><draw:object xlink:href="./Object 4" xlink:type="simple" xlink:show="embed" xlink:actuate="onLoad"/><draw:image xlink:href="./ObjectReplacements/Object 4" xlink:type="simple" xlink:show="embed" xlink:actuate="onLoad"/></draw:frame><text:soft-page-break/></text:p>
      <table:table table:name="Table3" table:style-name="Table3">
        <table:table-column table:style-name="Table3.A"/>
        <table:table-column table:style-name="Table3.B"/>
        <table:table-header-rows>
          <table:table-row>
            <table:table-cell table:style-name="Table3.A1" office:value-type="string">
              <text:p text:style-name="P3"><text:span text:style-name="Code">CAB = AngleViaCosLaw(BC, AB, AC)</text:span></text:p>
            </table:table-cell>
            <table:table-cell table:style-name="Table3.A1" office:value-type="string">
              <text:p text:style-name="P4">(<text:sequence text:ref-name="refText3" text:name="Text" text:formula="ooow:Text+1" style:num-format="1">4</text:sequence>)</text:p>
            </table:table-cell>
          </table:table-row>
        </table:table-header-rows>
      </table:table>
      <text:p text:style-name="Text_20_body">Now calculate angle BAD in magenta</text:p>
      <text:p text:style-name="Text_20_body"><draw:frame draw:style-name="fr1" draw:name="Object4" text:anchor-type="paragraph" svg:x="20.32mm" svg:y="1.32mm" svg:width="140.69mm" svg:height="84.6mm" draw:z-index="4"><draw:object xlink:href="./Object 5" xlink:type="simple" xlink:show="embed" xlink:actuate="onLoad"/><draw:image xlink:href="./ObjectReplacements/Object 5" xlink:type="simple" xlink:show="embed" xlink:actuate="onLoad"/><svg:desc>OLE-object</svg:desc></draw:frame></text:p>
      <table:table table:name="Table4" table:style-name="Table4">
        <table:table-column table:style-name="Table4.A"/>
        <table:table-column table:style-name="Table4.B"/>
        <table:table-header-rows>
          <table:table-row>
            <table:table-cell table:style-name="Table4.A1" office:value-type="string">
              <text:p text:style-name="P3"><text:span text:style-name="Code">BAD = AngleViaCosLaw(BD, AB, AD)</text:span></text:p>
            </table:table-cell>
            <table:table-cell table:style-name="Table4.A1" office:value-type="string">
              <text:p text:style-name="P4">(<text:sequence text:ref-name="refText4" text:name="Text" text:formula="ooow:Text+1" style:num-format="1">5</text:sequence>)</text:p>
            </table:table-cell>
          </table:table-row>
        </table:table-header-rows>
      </table:table>
      <text:p text:style-name="Text_20_body">Subtracting equation <text:sequence-ref text:reference-format="text" text:ref-name="refText4">(5)</text:sequence-ref> from <text:sequence-ref text:reference-format="text" text:ref-name="refText3">(4)</text:sequence-ref> gives angle CAD.</text:p>
      <text:p text:style-name="Text_20_body">Now we can calculate the desired red line CD using the cosine law from the dark violet sides AC and AD and angle CAD:</text:p>
      <text:p text:style-name="Text_20_body"><draw:frame draw:style-name="fr1" draw:name="Object7" text:anchor-type="paragraph" svg:x="20.32mm" svg:y="0.88mm" svg:width="140.67mm" svg:height="84.58mm" draw:z-index="6"><draw:object xlink:href="./Object 7" xlink:type="simple" xlink:show="embed" xlink:actuate="onLoad"/><draw:image xlink:href="./ObjectReplacements/Object 7" xlink:type="simple" xlink:show="embed" xlink:actuate="onLoad"/></draw:frame><text:soft-page-break/></text:p>
      <table:table table:name="Table5" table:style-name="Table5">
        <table:table-column table:style-name="Table5.A"/>
        <table:table-column table:style-name="Table5.B"/>
        <table:table-header-rows>
          <table:table-row>
            <table:table-cell table:style-name="Table5.A1" office:value-type="string">
              <text:p text:style-name="P3"><text:span text:style-name="Code">CD2 = sqrt(AC*AC + AD*AD - 2*AC*AD*cos(CAD))</text:span></text:p>
            </table:table-cell>
            <table:table-cell table:style-name="Table5.A1" office:value-type="string">
              <text:p text:style-name="P4">(<text:sequence text:ref-name="refText5" text:name="Text" text:formula="ooow:Text+1" style:num-format="1">6</text:sequence>)</text:p>
            </table:table-cell>
          </table:table-row>
        </table:table-header-rows>
      </table:table>
      <text:p text:style-name="Text_20_body"/>
      <text:h text:style-name="Heading_20_1" text:outline-level="1">CrownMolding</text:h>
      <text:p text:style-name="Text_20_body">If you have a regular miter saw, to cut crown molding you need to have a fixture on the saw to hold the molding at the correct spring angle. <text:s/>Then you set the miter saw's cut angle to half the corner angle and cut the molding. <text:s/>That's what I had to do with my first miter saw.</text:p>
      <text:p text:style-name="Text_20_body">Later, I bought a Hitachi compound miter saw, both because it was a sliding cut saw and it would let me lay the molding flat for cutting, which is much more convenient. <text:s/>But then you need to set two angles on the saw to get the correct cut angle to fit two pieces together at a corner.</text:p>
      <text:p text:style-name="Text_20_body">This link gives a derivation of the formulas: <text:s/><text:a xlink:type="simple" xlink:href="https://jansson.us/nsideboxderive.html" text:style-name="Internet_20_link" text:visited-style-name="Visited_20_Internet_20_Link">https://jansson.us/nsideboxderive.html</text:a>. <text:s/></text:p>
      <text:p text:style-name="Text_20_body"/>
      <text:p text:style-name="Text_20_body"><draw:frame draw:style-name="fr1" draw:name="Object8" text:anchor-type="paragraph" svg:x="20.32mm" svg:y="0.88mm" svg:width="140.65mm" svg:height="84.58mm" draw:z-index="7"><draw:object xlink:href="./Object 8" xlink:type="simple" xlink:show="embed" xlink:actuate="onLoad"/><draw:image xlink:href="./ObjectReplacements/Object 8" xlink:type="simple" xlink:show="embed" xlink:actuate="onLoad"/><svg:desc>OLE-object</svg:desc></draw:frame><text:soft-page-break/>The two numbers we need are</text:p>
      <text:p text:style-name="P1"><text:span text:style-name="T1">μ</text:span> = miter angle of saw</text:p>
      <text:p text:style-name="P1"><text:span text:style-name="T1">ρ</text:span> = <text:s/>bevel angle of saw</text:p>
      <text:p text:style-name="Text_20_body">If you were cutting this compound angle on a table saw, the miter angle is the angle setting of the miter gauge. <text:s/>The bevel angle would be how much you'd have to tilt the molding against the miter gauge.</text:p>
      <text:p text:style-name="Text_20_body">The formulas are</text:p>
      <table:table table:name="Table6" table:style-name="Table6">
        <table:table-column table:style-name="Table6.A"/>
        <table:table-column table:style-name="Table6.B"/>
        <table:table-header-rows>
          <table:table-row table:style-name="Table6.1">
            <table:table-cell table:style-name="Table6.A1" office:value-type="string">
              <text:p text:style-name="P3"><draw:frame draw:style-name="fr2" draw:name="Object9" text:anchor-type="as-char" svg:width="41.68mm" svg:height="9.49mm" draw:z-index="8"><draw:object xlink:href="./Object 9" xlink:type="simple" xlink:show="embed" xlink:actuate="onLoad"/><draw:image xlink:href="./ObjectReplacements/Object 9" xlink:type="simple" xlink:show="embed" xlink:actuate="onLoad"/></draw:frame></text:p>
            </table:table-cell>
            <table:table-cell table:style-name="Table6.A1" office:value-type="string">
              <text:p text:style-name="P4">(<text:sequence text:ref-name="refText6" text:name="Text" text:formula="ooow:Text+1" style:num-format="1">7</text:sequence>)</text:p>
            </table:table-cell>
          </table:table-row>
        </table:table-header-rows>
      </table:table>
      <text:p text:style-name="Text_20_body">Let's check these formulas at the boundaries where we know the answers. <text:s/></text:p>
      <text:p text:style-name="Text_20_body"><text:span text:style-name="T2">Test case 1</text:span>: <text:s/>Suppose the spring angle ϕ is zero and the corner angle is 90<text:span text:style-name="T1">°</text:span>. <text:s/>The first of equation <text:sequence-ref text:reference-format="text" text:ref-name="refText6">(7)</text:sequence-ref> gives that <text:span text:style-name="T1">μ</text:span> is θ/2 or 45<text:span text:style-name="T1">°</text:span>. <text:s/>The second of equation <text:sequence-ref text:reference-format="text" text:ref-name="refText6">(7)</text:sequence-ref> gives <text:span text:style-name="T1">ρ</text:span> is 0<text:span text:style-name="T1">°</text:span>.</text:p>
      <text:p text:style-name="Text_20_body"><text:span text:style-name="T2">Test case 2</text:span>: <text:s/>Same as previous except the spring angle ϕ is 90<text:span text:style-name="T1">°</text:span>. <text:s/>The first of equation <text:sequence-ref text:reference-format="text" text:ref-name="refText6">(7)</text:sequence-ref> gives that <text:span text:style-name="T1">μ</text:span> is 0<text:span text:style-name="T1">°</text:span>. <text:s/>The second of equation <text:sequence-ref text:reference-format="text" text:ref-name="refText6">(7)</text:sequence-ref> gives <text:span text:style-name="T1">ρ</text:span> is 45<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5" svg:font-family="Arial"/>
    <style:font-face style:name="OpenSymbol" svg:font-family="OpenSymbol"/>
    <style:font-face style:name="Arial2" svg:font-family="Arial" style:font-adornments="Regular" style:font-family-generic="swiss"/>
    <style:font-face style:name="JetBrains Mono Medium" svg:font-family="'JetBrains Mono Medium'"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fo:color="#333366" style:font-name="JetBrains Mono Medium" fo:font-size="10pt" fo:language="zxx" fo:country="none" fo:font-weight="normal"/>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Indented_2c__20_hanging" style:display-name="Indented, hanging" style:family="paragraph" style:parent-style-name="Indented" style:next-style-name="Indented">
      <style:paragraph-properties fo:margin-left="10.16mm" fo:margin-right="0mm" fo:text-indent="-4.99mm" style:auto-text-indent="false">
        <style:tab-stops/>
      </style:paragraph-properties>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JetBrains Mono Medium" fo:font-size="11pt" fo:language="zxx" fo:country="none" fo:font-weight="normal" fo:background-color="#dddddd"/>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3"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7" meta:image-count="0" meta:object-count="9" meta:page-count="6" meta:paragraph-count="43" meta:word-count="527" meta:character-count="2821"/>
    <meta:template xlink:type="simple" xlink:actuate="onRequest" xlink:title="Normal" xlink:href="../Normal.ott" meta:date="2014-12-28T08:19:31.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objectwithoutfill">
      <style:graphic-properties svg:stroke-width="0.1cm" svg:stroke-color="#ff3333" draw:marker-start-width="0.454cm" draw:marker-end-width="0.454cm" draw:fill="none" draw:textarea-horizontal-align="center" draw:textarea-vertical-align="middle" fo:padding-top="0.024cm" fo:padding-bottom="0.024cm" fo:padding-left="0.024cm" fo:padding-right="0.024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5.717cm" svg:y1="4.825cm" svg:x2="13.087cm" svg:y2="4.06cm">
          <text:p>74</text:p>
          <text:p/>
        </draw:line>
        <draw:line draw:style-name="gr1" draw:layer="layout" svg:x1="5.743cm" svg:y1="4.785cm" svg:x2="5.233cm" svg:y2="10.613cm">
          <text:p>58.5</text:p>
          <text:p/>
        </draw:line>
        <draw:line draw:style-name="gr1" draw:layer="layout" svg:x1="5.228cm" svg:y1="10.588cm" svg:x2="13.918cm" svg:y2="10.999cm">
          <text:p>87</text:p>
          <text:p/>
        </draw:line>
        <draw:line draw:style-name="gr1" draw:layer="layout" svg:x1="5.247cm" svg:y1="10.588cm" svg:x2="13.087cm" svg:y2="4.06cm">
          <text:p>109</text:p>
          <text:p/>
        </draw:line>
        <draw:line draw:style-name="gr1" draw:layer="layout" svg:x1="5.745cm" svg:y1="4.827cm" svg:x2="13.918cm" svg:y2="10.999cm">
          <text:p>103.5</text:p>
          <text:p/>
        </draw:line>
        <draw:line draw:style-name="gr2" draw:layer="layout" svg:x1="13.087cm" svg:y1="4.06cm" svg:x2="13.918cm" svg:y2="10.999cm">
          <text:p/>
        </draw:line>
        <draw:frame draw:style-name="gr3" draw:layer="layout" svg:width="0.26cm" svg:height="0.437cm" svg:x="5.225cm" svg:y="4.564cm">
          <draw:text-box>
            <text:p>A</text:p>
          </draw:text-box>
        </draw:frame>
        <draw:frame draw:style-name="gr3" draw:layer="layout" svg:width="0.26cm" svg:height="0.437cm" svg:x="4.825cm" svg:y="10.465cm">
          <draw:text-box>
            <text:p>B</text:p>
          </draw:text-box>
        </draw:frame>
        <draw:frame draw:style-name="gr3" draw:layer="layout" svg:width="0.281cm" svg:height="0.437cm" svg:x="14.125cm" svg:y="10.866cm">
          <draw:text-box>
            <text:p>D</text:p>
          </draw:text-box>
        </draw:frame>
        <draw:frame draw:style-name="gr3" draw:layer="layout" svg:width="0.281cm" svg:height="0.437cm" svg:x="13.326cm" svg:y="3.767cm">
          <draw:text-box>
            <text:p>C</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hatch draw:name="Hatch_20_2" draw:display-name="Hatch 2"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standard">
      <style:graphic-properties draw:fill-gradient-name="Gradient_20_7" draw:fill-hatch-name="Hatch_20_2" draw:fill-image-name="Bitmape_20_1"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textarea-horizontal-align="center" draw:textarea-vertical-align="middle"/>
    </style:style>
    <style:style style:name="gr2" style:family="graphic" style:parent-style-name="objectwithoutfill">
      <style:graphic-properties svg:stroke-width="0.1cm" svg:stroke-color="#9900ff" draw:marker-start-width="0.454cm" draw:marker-end-width="0.454cm" draw:fill="none" draw:textarea-horizontal-align="center" draw:textarea-vertical-align="middle" fo:padding-top="0.024cm" fo:padding-bottom="0.024cm" fo:padding-left="0.024cm" fo:padding-right="0.024cm"/>
    </style:style>
    <style:style style:name="gr3" style:family="graphic" style:parent-style-name="objectwithoutfill">
      <style:graphic-properties draw:fill="none" draw:textarea-horizontal-align="center" draw:textarea-vertical-align="middle"/>
    </style:style>
    <style:style style:name="gr4" style:family="graphic" style:parent-style-name="objectwithoutfill">
      <style:graphic-properties svg:stroke-width="0.1cm" svg:stroke-color="#ff3333" draw:marker-start-width="0.454cm" draw:marker-end-width="0.454cm" draw:fill="none" draw:textarea-horizontal-align="center" draw:textarea-vertical-align="middle" fo:padding-top="0.024cm" fo:padding-bottom="0.024cm" fo:padding-left="0.024cm" fo:padding-right="0.024cm"/>
    </style:style>
    <style:style style:name="gr5" style:family="graphic" style:parent-style-name="standard">
      <style:graphic-properties draw:stroke="none" svg:stroke-color="#000000" draw:fill="none" draw:fill-color="#ffffff" draw:textarea-horizontal-align="left" draw:auto-grow-height="true" draw:auto-grow-width="true" fo:min-height="0.437cm" fo:min-width="0.26cm"/>
    </style:style>
    <style:style style:name="gr6" style:family="graphic" style:parent-style-name="standard">
      <style:graphic-properties draw:stroke="none" svg:stroke-color="#000000" draw:fill="none" draw:fill-color="#ffffff" draw:textarea-horizontal-align="left" draw:auto-grow-height="true" draw:auto-grow-width="true" fo:min-height="0.437cm" fo:min-width="0.281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5.717cm" svg:y1="4.825cm" svg:x2="13.087cm" svg:y2="4.06cm">
          <text:p>74</text:p>
          <text:p/>
        </draw:line>
        <draw:line draw:style-name="gr2" draw:layer="layout" svg:x1="5.743cm" svg:y1="4.785cm" svg:x2="5.233cm" svg:y2="10.613cm">
          <text:p>58.5</text:p>
          <text:p/>
        </draw:line>
        <draw:line draw:style-name="gr2" draw:layer="layout" svg:x1="5.228cm" svg:y1="10.588cm" svg:x2="13.918cm" svg:y2="10.999cm">
          <text:p>87</text:p>
          <text:p/>
        </draw:line>
        <draw:line draw:style-name="gr1" draw:layer="layout" svg:x1="5.247cm" svg:y1="10.588cm" svg:x2="13.087cm" svg:y2="4.06cm">
          <text:p>109</text:p>
          <text:p/>
        </draw:line>
        <draw:line draw:style-name="gr3" draw:layer="layout" svg:x1="5.745cm" svg:y1="4.827cm" svg:x2="13.918cm" svg:y2="10.999cm">
          <text:p>103.5</text:p>
          <text:p/>
        </draw:line>
        <draw:line draw:style-name="gr4" draw:layer="layout" svg:x1="13.087cm" svg:y1="4.06cm" svg:x2="13.918cm" svg:y2="10.999cm">
          <text:p/>
        </draw:line>
        <draw:frame draw:style-name="gr5" draw:layer="layout" svg:width="0.26cm" svg:height="0.437cm" svg:x="5.225cm" svg:y="4.564cm">
          <draw:text-box>
            <text:p>A</text:p>
          </draw:text-box>
        </draw:frame>
        <draw:frame draw:style-name="gr5" draw:layer="layout" svg:width="0.26cm" svg:height="0.437cm" svg:x="4.825cm" svg:y="10.465cm">
          <draw:text-box>
            <text:p>B</text:p>
          </draw:text-box>
        </draw:frame>
        <draw:frame draw:style-name="gr6" draw:layer="layout" svg:width="0.281cm" svg:height="0.437cm" svg:x="14.125cm" svg:y="10.866cm">
          <draw:text-box>
            <text:p>D</text:p>
          </draw:text-box>
        </draw:frame>
        <draw:frame draw:style-name="gr6" draw:layer="layout" svg:width="0.281cm" svg:height="0.437cm" svg:x="13.326cm" svg:y="3.767cm">
          <draw:text-box>
            <text:p>C</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hatch draw:name="Hatch_20_2" draw:display-name="Hatch 2"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standard">
      <style:graphic-properties draw:fill-gradient-name="Gradient_20_7" draw:fill-hatch-name="Hatch_20_2" draw:fill-image-name="Bitmape_20_1"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textarea-horizontal-align="center" draw:textarea-vertical-align="middle"/>
    </style:style>
    <style:style style:name="gr2" style:family="graphic" style:parent-style-name="objectwithoutfill">
      <style:graphic-properties svg:stroke-width="0.1cm" svg:stroke-color="#009900" draw:marker-start-width="0.454cm" draw:marker-end-width="0.454cm" draw:fill="none" draw:textarea-horizontal-align="center" draw:textarea-vertical-align="middle" fo:padding-top="0.024cm" fo:padding-bottom="0.024cm" fo:padding-left="0.024cm" fo:padding-right="0.024cm"/>
    </style:style>
    <style:style style:name="gr3" style:family="graphic" style:parent-style-name="objectwithoutfill">
      <style:graphic-properties svg:stroke-width="0.1cm" svg:stroke-color="#009900" draw:marker-start-width="0.454cm" draw:marker-end-width="0.454cm" draw:textarea-horizontal-align="center" draw:textarea-vertical-align="middle" fo:padding-top="0.024cm" fo:padding-bottom="0.024cm" fo:padding-left="0.024cm" fo:padding-right="0.024cm"/>
    </style:style>
    <style:style style:name="gr4" style:family="graphic" style:parent-style-name="objectwithoutfill">
      <style:graphic-properties draw:fill="none" draw:textarea-horizontal-align="center" draw:textarea-vertical-align="middle"/>
    </style:style>
    <style:style style:name="gr5" style:family="graphic" style:parent-style-name="objectwithoutfill">
      <style:graphic-properties svg:stroke-width="0.1cm" svg:stroke-color="#ff3333" draw:marker-start-width="0.454cm" draw:marker-end-width="0.454cm" draw:fill="none" draw:textarea-horizontal-align="center" draw:textarea-vertical-align="middle" fo:padding-top="0.024cm" fo:padding-bottom="0.024cm" fo:padding-left="0.024cm" fo:padding-right="0.024cm"/>
    </style:style>
    <style:style style:name="gr6" style:family="graphic" style:parent-style-name="standard">
      <style:graphic-properties draw:stroke="none" svg:stroke-color="#000000" draw:fill="none" draw:fill-color="#ffffff" draw:textarea-horizontal-align="left" draw:auto-grow-height="true" draw:auto-grow-width="true" fo:min-height="0.437cm" fo:min-width="0.26cm"/>
    </style:style>
    <style:style style:name="gr7" style:family="graphic" style:parent-style-name="standard">
      <style:graphic-properties draw:stroke="none" svg:stroke-color="#000000" draw:fill="none" draw:fill-color="#ffffff" draw:textarea-horizontal-align="left" draw:auto-grow-height="true" draw:auto-grow-width="true" fo:min-height="0.437cm" fo:min-width="0.281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5.717cm" svg:y1="4.825cm" svg:x2="13.087cm" svg:y2="4.06cm">
          <text:p>74</text:p>
          <text:p/>
        </draw:line>
        <draw:line draw:style-name="gr2" draw:layer="layout" svg:x1="5.743cm" svg:y1="4.785cm" svg:x2="5.233cm" svg:y2="10.613cm">
          <text:p>58.5</text:p>
          <text:p/>
        </draw:line>
        <draw:line draw:style-name="gr1" draw:layer="layout" svg:x1="5.228cm" svg:y1="10.588cm" svg:x2="13.918cm" svg:y2="10.999cm">
          <text:p>87</text:p>
          <text:p/>
        </draw:line>
        <draw:line draw:style-name="gr3" draw:layer="layout" svg:x1="5.247cm" svg:y1="10.588cm" svg:x2="13.087cm" svg:y2="4.06cm">
          <text:p>109</text:p>
          <text:p/>
        </draw:line>
        <draw:line draw:style-name="gr4" draw:layer="layout" svg:x1="5.745cm" svg:y1="4.827cm" svg:x2="13.918cm" svg:y2="10.999cm">
          <text:p>103.5</text:p>
          <text:p/>
        </draw:line>
        <draw:line draw:style-name="gr5" draw:layer="layout" svg:x1="13.087cm" svg:y1="4.06cm" svg:x2="13.918cm" svg:y2="10.999cm">
          <text:p/>
        </draw:line>
        <draw:frame draw:style-name="gr6" draw:layer="layout" svg:width="0.26cm" svg:height="0.437cm" svg:x="5.225cm" svg:y="4.564cm">
          <draw:text-box>
            <text:p>A</text:p>
          </draw:text-box>
        </draw:frame>
        <draw:frame draw:style-name="gr6" draw:layer="layout" svg:width="0.26cm" svg:height="0.437cm" svg:x="4.825cm" svg:y="10.465cm">
          <draw:text-box>
            <text:p>B</text:p>
          </draw:text-box>
        </draw:frame>
        <draw:frame draw:style-name="gr7" draw:layer="layout" svg:width="0.281cm" svg:height="0.437cm" svg:x="14.125cm" svg:y="10.866cm">
          <draw:text-box>
            <text:p>D</text:p>
          </draw:text-box>
        </draw:frame>
        <draw:frame draw:style-name="gr7" draw:layer="layout" svg:width="0.281cm" svg:height="0.437cm" svg:x="13.326cm" svg:y="3.767cm">
          <draw:text-box>
            <text:p>C</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hatch draw:name="Hatch_20_2" draw:display-name="Hatch 2"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standard">
      <style:graphic-properties draw:fill-gradient-name="Gradient_20_7" draw:fill-hatch-name="Hatch_20_2" draw:fill-image-name="Bitmape_20_1"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cm" svg:stroke-color="#ff9900" draw:marker-start-width="0.454cm" draw:marker-end-width="0.454cm" draw:textarea-horizontal-align="center" draw:textarea-vertical-align="middle" fo:padding-top="0.024cm" fo:padding-bottom="0.024cm" fo:padding-left="0.024cm" fo:padding-right="0.024cm"/>
    </style:style>
    <style:style style:name="gr2" style:family="graphic" style:parent-style-name="objectwithoutfill">
      <style:graphic-properties svg:stroke-width="0.1cm" svg:stroke-color="#ff9900" draw:marker-start-width="0.454cm" draw:marker-end-width="0.454cm" draw:fill="none" draw:textarea-horizontal-align="center" draw:textarea-vertical-align="middle" fo:padding-top="0.024cm" fo:padding-bottom="0.024cm" fo:padding-left="0.024cm" fo:padding-right="0.024cm"/>
    </style:style>
    <style:style style:name="gr3" style:family="graphic" style:parent-style-name="objectwithoutfill">
      <style:graphic-properties draw:textarea-horizontal-align="center" draw:textarea-vertical-align="middle"/>
    </style:style>
    <style:style style:name="gr4" style:family="graphic" style:parent-style-name="objectwithoutfill">
      <style:graphic-properties draw:fill="none" draw:textarea-horizontal-align="center" draw:textarea-vertical-align="middle"/>
    </style:style>
    <style:style style:name="gr5" style:family="graphic" style:parent-style-name="objectwithoutfill">
      <style:graphic-properties svg:stroke-width="0.1cm" svg:stroke-color="#ff3333" draw:marker-start-width="0.454cm" draw:marker-end-width="0.454cm" draw:fill="none" draw:textarea-horizontal-align="center" draw:textarea-vertical-align="middle" fo:padding-top="0.024cm" fo:padding-bottom="0.024cm" fo:padding-left="0.024cm" fo:padding-right="0.024cm"/>
    </style:style>
    <style:style style:name="gr6" style:family="graphic" style:parent-style-name="standard">
      <style:graphic-properties draw:stroke="none" svg:stroke-color="#000000" draw:fill="none" draw:fill-color="#ffffff" draw:textarea-horizontal-align="left" draw:auto-grow-height="true" draw:auto-grow-width="true" fo:min-height="0.437cm" fo:min-width="0.26cm"/>
    </style:style>
    <style:style style:name="gr7" style:family="graphic" style:parent-style-name="standard">
      <style:graphic-properties draw:stroke="none" svg:stroke-color="#000000" draw:fill="none" draw:fill-color="#ffffff" draw:textarea-horizontal-align="left" draw:auto-grow-height="true" draw:auto-grow-width="true" fo:min-height="0.437cm" fo:min-width="0.281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5.717cm" svg:y1="4.825cm" svg:x2="13.087cm" svg:y2="4.06cm">
          <text:p>74</text:p>
          <text:p/>
        </draw:line>
        <draw:line draw:style-name="gr2" draw:layer="layout" svg:x1="5.743cm" svg:y1="4.785cm" svg:x2="5.233cm" svg:y2="10.613cm">
          <text:p>58.5</text:p>
          <text:p/>
        </draw:line>
        <draw:line draw:style-name="gr3" draw:layer="layout" svg:x1="5.228cm" svg:y1="10.588cm" svg:x2="13.918cm" svg:y2="10.999cm">
          <text:p>87</text:p>
          <text:p/>
        </draw:line>
        <draw:line draw:style-name="gr3" draw:layer="layout" svg:x1="5.247cm" svg:y1="10.588cm" svg:x2="13.087cm" svg:y2="4.06cm">
          <text:p>109</text:p>
          <text:p/>
        </draw:line>
        <draw:line draw:style-name="gr4" draw:layer="layout" svg:x1="5.745cm" svg:y1="4.827cm" svg:x2="13.918cm" svg:y2="10.999cm">
          <text:p>103.5</text:p>
          <text:p/>
        </draw:line>
        <draw:line draw:style-name="gr5" draw:layer="layout" svg:x1="13.087cm" svg:y1="4.06cm" svg:x2="13.918cm" svg:y2="10.999cm">
          <text:p/>
        </draw:line>
        <draw:frame draw:style-name="gr6" draw:layer="layout" svg:width="0.26cm" svg:height="0.437cm" svg:x="5.225cm" svg:y="4.564cm">
          <draw:text-box>
            <text:p>A</text:p>
          </draw:text-box>
        </draw:frame>
        <draw:frame draw:style-name="gr6" draw:layer="layout" svg:width="0.26cm" svg:height="0.437cm" svg:x="4.825cm" svg:y="10.465cm">
          <draw:text-box>
            <text:p>B</text:p>
          </draw:text-box>
        </draw:frame>
        <draw:frame draw:style-name="gr7" draw:layer="layout" svg:width="0.281cm" svg:height="0.437cm" svg:x="14.125cm" svg:y="10.866cm">
          <draw:text-box>
            <text:p>D</text:p>
          </draw:text-box>
        </draw:frame>
        <draw:frame draw:style-name="gr7" draw:layer="layout" svg:width="0.281cm" svg:height="0.437cm" svg:x="13.326cm" svg:y="3.767cm">
          <draw:text-box>
            <text:p>C</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hatch draw:name="Hatch_20_2" draw:display-name="Hatch 2"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standard">
      <style:graphic-properties draw:fill-gradient-name="Gradient_20_7" draw:fill-hatch-name="Hatch_20_2" draw:fill-image-name="Bitmape_20_1"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textarea-horizontal-align="center" draw:textarea-vertical-align="middle"/>
    </style:style>
    <style:style style:name="gr2" style:family="graphic" style:parent-style-name="objectwithoutfill">
      <style:graphic-properties svg:stroke-width="0.1cm" svg:stroke-color="#ff33ff" draw:marker-start-width="0.454cm" draw:marker-end-width="0.454cm" draw:fill="none" draw:textarea-horizontal-align="center" draw:textarea-vertical-align="middle" fo:padding-top="0.024cm" fo:padding-bottom="0.024cm" fo:padding-left="0.024cm" fo:padding-right="0.024cm"/>
    </style:style>
    <style:style style:name="gr3" style:family="graphic" style:parent-style-name="objectwithoutfill">
      <style:graphic-properties svg:stroke-width="0.1cm" svg:stroke-color="#ff3333" draw:marker-start-width="0.454cm" draw:marker-end-width="0.454cm" draw:fill="none" draw:textarea-horizontal-align="center" draw:textarea-vertical-align="middle" fo:padding-top="0.024cm" fo:padding-bottom="0.024cm" fo:padding-left="0.024cm" fo:padding-right="0.024cm"/>
    </style:style>
    <style:style style:name="gr4" style:family="graphic" style:parent-style-name="standard">
      <style:graphic-properties draw:stroke="none" svg:stroke-color="#000000" draw:fill="none" draw:fill-color="#ffffff" draw:textarea-horizontal-align="left" draw:auto-grow-height="true" draw:auto-grow-width="true" fo:min-height="0.437cm" fo:min-width="0.26cm"/>
    </style:style>
    <style:style style:name="gr5" style:family="graphic" style:parent-style-name="standard">
      <style:graphic-properties draw:stroke="none" svg:stroke-color="#000000" draw:fill="none" draw:fill-color="#ffffff" draw:textarea-horizontal-align="left" draw:auto-grow-height="true" draw:auto-grow-width="true" fo:min-height="0.437cm" fo:min-width="0.281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5.717cm" svg:y1="4.825cm" svg:x2="13.087cm" svg:y2="4.06cm">
          <text:p>74</text:p>
          <text:p/>
        </draw:line>
        <draw:line draw:style-name="gr2" draw:layer="layout" svg:x1="5.743cm" svg:y1="4.785cm" svg:x2="5.233cm" svg:y2="10.613cm">
          <text:p>58.5</text:p>
          <text:p/>
        </draw:line>
        <draw:line draw:style-name="gr1" draw:layer="layout" svg:x1="5.228cm" svg:y1="10.588cm" svg:x2="13.918cm" svg:y2="10.999cm">
          <text:p>87</text:p>
          <text:p/>
        </draw:line>
        <draw:line draw:style-name="gr1" draw:layer="layout" svg:x1="5.247cm" svg:y1="10.588cm" svg:x2="13.087cm" svg:y2="4.06cm">
          <text:p>109</text:p>
          <text:p/>
        </draw:line>
        <draw:line draw:style-name="gr2" draw:layer="layout" svg:x1="5.745cm" svg:y1="4.827cm" svg:x2="13.918cm" svg:y2="10.999cm">
          <text:p>103.5</text:p>
          <text:p/>
        </draw:line>
        <draw:line draw:style-name="gr3" draw:layer="layout" svg:x1="13.087cm" svg:y1="4.06cm" svg:x2="13.918cm" svg:y2="10.999cm">
          <text:p/>
        </draw:line>
        <draw:frame draw:style-name="gr4" draw:layer="layout" svg:width="0.26cm" svg:height="0.437cm" svg:x="5.225cm" svg:y="4.564cm">
          <draw:text-box>
            <text:p>A</text:p>
          </draw:text-box>
        </draw:frame>
        <draw:frame draw:style-name="gr4" draw:layer="layout" svg:width="0.26cm" svg:height="0.437cm" svg:x="4.825cm" svg:y="10.465cm">
          <draw:text-box>
            <text:p>B</text:p>
          </draw:text-box>
        </draw:frame>
        <draw:frame draw:style-name="gr5" draw:layer="layout" svg:width="0.281cm" svg:height="0.437cm" svg:x="14.125cm" svg:y="10.866cm">
          <draw:text-box>
            <text:p>D</text:p>
          </draw:text-box>
        </draw:frame>
        <draw:frame draw:style-name="gr5" draw:layer="layout" svg:width="0.281cm" svg:height="0.437cm" svg:x="13.326cm" svg:y="3.767cm">
          <draw:text-box>
            <text:p>C</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hatch draw:name="Hatch_20_2" draw:display-name="Hatch 2"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standard">
      <style:graphic-properties draw:fill-gradient-name="Gradient_20_7" draw:fill-hatch-name="Hatch_20_2" draw:fill-image-name="Bitmape_20_1"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textarea-horizontal-align="center" draw:textarea-vertical-align="middle"/>
    </style:style>
    <style:style style:name="gr2" style:family="graphic" style:parent-style-name="objectwithoutfill">
      <style:graphic-properties svg:stroke-width="0.1cm" svg:stroke-color="#00ccff" draw:marker-start-width="0.454cm" draw:marker-end-width="0.454cm" draw:textarea-horizontal-align="center" draw:textarea-vertical-align="middle" fo:padding-top="0.024cm" fo:padding-bottom="0.024cm" fo:padding-left="0.024cm" fo:padding-right="0.024cm"/>
    </style:style>
    <style:style style:name="gr3" style:family="graphic" style:parent-style-name="objectwithoutfill">
      <style:graphic-properties draw:fill="none" draw:textarea-horizontal-align="center" draw:textarea-vertical-align="middle"/>
    </style:style>
    <style:style style:name="gr4" style:family="graphic" style:parent-style-name="objectwithoutfill">
      <style:graphic-properties svg:stroke-width="0.1cm" svg:stroke-color="#ff3333" draw:marker-start-width="0.454cm" draw:marker-end-width="0.454cm" draw:fill="none" draw:textarea-horizontal-align="center" draw:textarea-vertical-align="middle" fo:padding-top="0.024cm" fo:padding-bottom="0.024cm" fo:padding-left="0.024cm" fo:padding-right="0.024cm"/>
    </style:style>
    <style:style style:name="gr5" style:family="graphic" style:parent-style-name="standard">
      <style:graphic-properties draw:stroke="none" svg:stroke-color="#000000" draw:fill="none" draw:fill-color="#ffffff" draw:textarea-horizontal-align="left" draw:auto-grow-height="true" draw:auto-grow-width="true" fo:min-height="0.437cm" fo:min-width="0.26cm"/>
    </style:style>
    <style:style style:name="gr6" style:family="graphic" style:parent-style-name="standard">
      <style:graphic-properties draw:stroke="none" svg:stroke-color="#000000" draw:fill="none" draw:fill-color="#ffffff" draw:textarea-horizontal-align="left" draw:auto-grow-height="true" draw:auto-grow-width="true" fo:min-height="0.437cm" fo:min-width="0.281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5.717cm" svg:y1="4.825cm" svg:x2="13.087cm" svg:y2="4.06cm">
          <text:p>74</text:p>
          <text:p/>
        </draw:line>
        <draw:line draw:style-name="gr1" draw:layer="layout" svg:x1="5.743cm" svg:y1="4.785cm" svg:x2="5.233cm" svg:y2="10.613cm">
          <text:p>58.5</text:p>
          <text:p/>
        </draw:line>
        <draw:line draw:style-name="gr2" draw:layer="layout" svg:x1="5.228cm" svg:y1="10.588cm" svg:x2="13.918cm" svg:y2="10.999cm">
          <text:p>87</text:p>
          <text:p/>
        </draw:line>
        <draw:line draw:style-name="gr2" draw:layer="layout" svg:x1="5.247cm" svg:y1="10.588cm" svg:x2="13.087cm" svg:y2="4.06cm">
          <text:p>109</text:p>
          <text:p/>
        </draw:line>
        <draw:line draw:style-name="gr3" draw:layer="layout" svg:x1="5.745cm" svg:y1="4.827cm" svg:x2="13.918cm" svg:y2="10.999cm">
          <text:p>103.5</text:p>
          <text:p/>
        </draw:line>
        <draw:line draw:style-name="gr4" draw:layer="layout" svg:x1="13.087cm" svg:y1="4.06cm" svg:x2="13.918cm" svg:y2="10.999cm">
          <text:p/>
        </draw:line>
        <draw:frame draw:style-name="gr5" draw:layer="layout" svg:width="0.26cm" svg:height="0.437cm" svg:x="5.225cm" svg:y="4.564cm">
          <draw:text-box>
            <text:p>A</text:p>
          </draw:text-box>
        </draw:frame>
        <draw:frame draw:style-name="gr5" draw:layer="layout" svg:width="0.26cm" svg:height="0.437cm" svg:x="4.825cm" svg:y="10.465cm">
          <draw:text-box>
            <text:p>B</text:p>
          </draw:text-box>
        </draw:frame>
        <draw:frame draw:style-name="gr6" draw:layer="layout" svg:width="0.281cm" svg:height="0.437cm" svg:x="14.125cm" svg:y="10.866cm">
          <draw:text-box>
            <text:p>D</text:p>
          </draw:text-box>
        </draw:frame>
        <draw:frame draw:style-name="gr6" draw:layer="layout" svg:width="0.281cm" svg:height="0.437cm" svg:x="13.326cm" svg:y="3.767cm">
          <draw:text-box>
            <text:p>C</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hatch draw:name="Hatch_20_2" draw:display-name="Hatch 2"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standard">
      <style:graphic-properties draw:fill-gradient-name="Gradient_20_7" draw:fill-hatch-name="Hatch_20_2" draw:fill-image-name="Bitmape_20_1"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cm" svg:stroke-color="#660066" draw:marker-start-width="0.454cm" draw:marker-end-width="0.454cm" draw:textarea-horizontal-align="center" draw:textarea-vertical-align="middle" fo:padding-top="0.024cm" fo:padding-bottom="0.024cm" fo:padding-left="0.024cm" fo:padding-right="0.024cm"/>
    </style:style>
    <style:style style:name="gr2" style:family="graphic" style:parent-style-name="objectwithoutfill">
      <style:graphic-properties draw:textarea-horizontal-align="center" draw:textarea-vertical-align="middle"/>
    </style:style>
    <style:style style:name="gr3" style:family="graphic" style:parent-style-name="objectwithoutfill">
      <style:graphic-properties svg:stroke-width="0.1cm" svg:stroke-color="#660066" draw:marker-start-width="0.454cm" draw:marker-end-width="0.454cm" draw:fill="none" draw:textarea-horizontal-align="center" draw:textarea-vertical-align="middle" fo:padding-top="0.024cm" fo:padding-bottom="0.024cm" fo:padding-left="0.024cm" fo:padding-right="0.024cm"/>
    </style:style>
    <style:style style:name="gr4" style:family="graphic" style:parent-style-name="objectwithoutfill">
      <style:graphic-properties svg:stroke-width="0.1cm" svg:stroke-color="#ff3333" draw:marker-start-width="0.454cm" draw:marker-end-width="0.454cm" draw:fill="none" draw:textarea-horizontal-align="center" draw:textarea-vertical-align="middle" fo:padding-top="0.024cm" fo:padding-bottom="0.024cm" fo:padding-left="0.024cm" fo:padding-right="0.024cm"/>
    </style:style>
    <style:style style:name="gr5" style:family="graphic" style:parent-style-name="standard">
      <style:graphic-properties draw:stroke="none" svg:stroke-color="#000000" draw:fill="none" draw:fill-color="#ffffff" draw:textarea-horizontal-align="left" draw:auto-grow-height="true" draw:auto-grow-width="true" fo:min-height="0.437cm" fo:min-width="0.26cm"/>
    </style:style>
    <style:style style:name="gr6" style:family="graphic" style:parent-style-name="standard">
      <style:graphic-properties draw:stroke="none" svg:stroke-color="#000000" draw:fill="none" draw:fill-color="#ffffff" draw:textarea-horizontal-align="left" draw:auto-grow-height="true" draw:auto-grow-width="true" fo:min-height="0.437cm" fo:min-width="0.281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5.717cm" svg:y1="4.825cm" svg:x2="13.087cm" svg:y2="4.06cm">
          <text:p>74</text:p>
          <text:p/>
        </draw:line>
        <draw:line draw:style-name="gr2" draw:layer="layout" svg:x1="5.743cm" svg:y1="4.785cm" svg:x2="5.233cm" svg:y2="10.613cm">
          <text:p>58.5</text:p>
          <text:p/>
        </draw:line>
        <draw:line draw:style-name="gr2" draw:layer="layout" svg:x1="5.228cm" svg:y1="10.588cm" svg:x2="13.918cm" svg:y2="10.999cm">
          <text:p>87</text:p>
          <text:p/>
        </draw:line>
        <draw:line draw:style-name="gr2" draw:layer="layout" svg:x1="5.247cm" svg:y1="10.588cm" svg:x2="13.087cm" svg:y2="4.06cm">
          <text:p>109</text:p>
          <text:p/>
        </draw:line>
        <draw:line draw:style-name="gr3" draw:layer="layout" svg:x1="5.745cm" svg:y1="4.827cm" svg:x2="13.918cm" svg:y2="10.999cm">
          <text:p>103.5</text:p>
          <text:p/>
        </draw:line>
        <draw:line draw:style-name="gr4" draw:layer="layout" svg:x1="13.087cm" svg:y1="4.06cm" svg:x2="13.918cm" svg:y2="10.999cm">
          <text:p/>
        </draw:line>
        <draw:frame draw:style-name="gr5" draw:layer="layout" svg:width="0.26cm" svg:height="0.437cm" svg:x="5.225cm" svg:y="4.564cm">
          <draw:text-box>
            <text:p>A</text:p>
          </draw:text-box>
        </draw:frame>
        <draw:frame draw:style-name="gr5" draw:layer="layout" svg:width="0.26cm" svg:height="0.437cm" svg:x="4.825cm" svg:y="10.465cm">
          <draw:text-box>
            <text:p>B</text:p>
          </draw:text-box>
        </draw:frame>
        <draw:frame draw:style-name="gr6" draw:layer="layout" svg:width="0.281cm" svg:height="0.437cm" svg:x="14.125cm" svg:y="10.866cm">
          <draw:text-box>
            <text:p>D</text:p>
          </draw:text-box>
        </draw:frame>
        <draw:frame draw:style-name="gr6" draw:layer="layout" svg:width="0.281cm" svg:height="0.437cm" svg:x="13.326cm" svg:y="3.767cm">
          <draw:text-box>
            <text:p>C</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hatch draw:name="Hatch_20_2" draw:display-name="Hatch 2"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standard">
      <style:graphic-properties draw:fill-gradient-name="Gradient_20_7" draw:fill-hatch-name="Hatch_20_2" draw:fill-image-name="Bitmape_20_1"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Arrow_2c__20_double">
      <style:graphic-properties draw:stroke="solid" svg:stroke-width="0.05cm" draw:marker-start="" draw:marker-start-width="0.187cm" draw:marker-end="" draw:marker-end-width="0.187cm" fo:padding-top="0.012cm" fo:padding-bottom="0.012cm" fo:padding-left="0.012cm" fo:padding-right="0.012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fill="none" draw:textarea-horizontal-align="center" draw:textarea-vertical-align="middle"/>
    </style:style>
    <style:style style:name="gr4" style:family="graphic" style:parent-style-name="objectwithoutfill">
      <style:graphic-properties svg:stroke-width="0.151cm" draw:marker-start-width="0.531cm" draw:marker-end-width="0.531cm" draw:fill="none" draw:textarea-horizontal-align="center" draw:textarea-vertical-align="middle" fo:padding-top="0.05cm" fo:padding-bottom="0.05cm" fo:padding-left="0.05cm" fo:padding-right="0.05cm"/>
    </style:style>
    <style:style style:name="P1" style:family="paragraph">
      <style:text-properties fo:font-size="14pt"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layer="layout" svg:width="4.156cm" svg:height="2.399cm" svg:x="5.87cm" svg:y="4.187cm" svg:viewBox="0 0 4157 2400" draw:points="0,2400 1301,0 4157,213">
          <text:p/>
        </draw:polyline>
        <draw:circle draw:style-name="Arrow_2c__20_double" draw:layer="layout" svg:width="4.578cm" svg:height="4.578cm" svg:x="4.882cm" svg:y="1.898cm" draw:kind="arc" draw:start-angle="241.25" draw:end-angle="355.73">
          <text:p/>
        </draw:circle>
        <draw:frame draw:style-name="gr2" draw:layer="layout" svg:width="1.772cm" svg:height="0.873cm" svg:x="7.192cm" svg:y="4.666cm">
          <draw:text-box>
            <text:p>θ = corner</text:p>
            <text:p>angle</text:p>
          </draw:text-box>
        </draw:frame>
        <draw:frame draw:style-name="gr2" draw:text-style-name="P1" draw:layer="layout" svg:width="1.086cm" svg:height="1.135cm" svg:x="3.193cm" svg:y="4.136cm">
          <draw:text-box>
            <text:p><text:span text:style-name="T1">Plan</text:span></text:p>
            <text:p><text:span text:style-name="T1">view</text:span></text:p>
          </draw:text-box>
        </draw:frame>
        <draw:frame draw:style-name="gr2" draw:text-style-name="P1" draw:layer="layout" svg:width="1.086cm" svg:height="1.135cm" svg:x="3.193cm" svg:y="8.837cm">
          <draw:text-box>
            <text:p><text:span text:style-name="T1">Side</text:span></text:p>
            <text:p><text:span text:style-name="T1">view</text:span></text:p>
          </draw:text-box>
        </draw:frame>
        <draw:line draw:style-name="gr3" draw:layer="layout" svg:x1="5.896cm" svg:y1="7.783cm" svg:x2="5.896cm" svg:y2="11.608cm">
          <text:p/>
        </draw:line>
        <draw:line draw:style-name="gr4" draw:layer="layout" svg:x1="5.896cm" svg:y1="10.588cm" svg:x2="7.604cm" svg:y2="7.859cm">
          <text:p/>
        </draw:line>
        <draw:g>
          <draw:line draw:style-name="Arrow" draw:layer="layout" svg:x1="5.427cm" svg:y1="8.853cm" svg:x2="5.427cm" svg:y2="7.553cm">
            <text:p/>
          </draw:line>
          <draw:frame draw:style-name="gr2" draw:layer="layout" svg:width="0.434cm" svg:height="0.437cm" svg:x="4.87cm" svg:y="8.012cm">
            <draw:text-box>
              <text:p>up</text:p>
            </draw:text-box>
          </draw:frame>
        </draw:g>
        <draw:frame draw:style-name="gr2" draw:layer="layout" svg:width="0.222cm" svg:height="0.437cm" svg:x="6.227cm" svg:y="8.64cm">
          <draw:text-box>
            <text:p>ϕ</text:p>
          </draw:text-box>
        </draw:frame>
        <draw:frame draw:style-name="gr2" draw:layer="layout" svg:width="2.796cm" svg:height="0.437cm" svg:x="7.243cm" svg:y="9.503cm">
          <draw:text-box>
            <text:p>ϕ = spring angle</text:p>
          </draw:text-box>
        </draw:frame>
        <draw:frame draw:style-name="gr2" draw:layer="layout" svg:width="1.357cm" svg:height="0.437cm" svg:x="7.832cm" svg:y="7.679cm">
          <draw:text-box>
            <text:p>Molding</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3465a4" draw:distance="0.02cm" draw:rotation="0"/>
    <draw:hatch draw:name="Hatch_20_2" draw:display-name="Hatch 2"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
      <style:graphic-properties draw:stroke="dash" draw:stroke-dash="Fine_20_Dashed" svg:stroke-width="0.025cm" draw:marker-start-width="0.33cm" draw:marker-end-width="0.33cm" draw:fill="none" draw:textarea-horizontal-align="center" draw:textarea-vertical-align="middle"/>
    </style:style>
    <style:style style:name="Centerline" style:family="graphic" style:parent-style-name="Line">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
      <style:graphic-properties svg:stroke-width="0.025cm" draw:marker-start-width="0.238cm" draw:marker-end="Arrow" draw:marker-end-width="0.15cm" draw:fill="none" draw:textarea-horizontal-align="center" draw:textarea-vertical-align="middle"/>
    </style:style>
    <style:style style:name="Arrow_2c__20_double" style:display-name="Arrow, double" style:family="graphic" style:parent-style-name="Arrow">
      <style:graphic-properties svg:stroke-width="0.025cm" draw:marker-start="Arrow" draw:marker-start-width="0.15cm" draw:marker-end="Arrow" draw:marker-end-width="0.15cm"/>
    </style:style>
    <style:style style:name="Black" style:family="graphic" style:parent-style-name="Filled">
      <style:graphic-properties svg:stroke-color="#000000" draw:fill-color="#000000" draw:fill-image-width="0cm" draw:fill-image-height="0cm" draw:textarea-horizontal-align="center" draw:textarea-vertical-align="middle"/>
    </style:style>
    <style:style style:name="Line_2c__20_thin" style:display-name="Line, thin" style:family="graphic" style:parent-style-name="Line">
      <style:graphic-properties svg:stroke-width="0.025cm" draw:marker-start-width="0.33cm" draw:marker-end-width="0.33cm" draw:fill="none" draw:textarea-horizontal-align="center" draw:textarea-vertical-align="middle"/>
    </style:style>
    <style:style style:name="Hatched" style:family="graphic" style:parent-style-name="Fille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Arrow">
      <style:graphic-properties svg:stroke-width="0.025cm" draw:marker-start="Arrow" draw:marker-start-width="0.15cm" draw:marker-end-width="0.238cm"/>
    </style:style>
    <style:style style:name="Line_2c__20_heavy" style:display-name="Line, heavy" style:family="graphic" style:parent-style-name="Line">
      <style:graphic-properties svg:stroke-width="0.075cm" draw:marker-start-width="0.405cm" draw:marker-end-width="0.405cm" draw:fill="none" draw:fill-image-width="0cm" draw:fill-image-height="0cm"/>
    </style:style>
    <style:style style:name="Line_2c__20_very_20_heavy" style:display-name="Line, very heavy" style:family="graphic" style:parent-style-name="Line">
      <style:graphic-properties svg:stroke-width="0.1cm" draw:marker-start-width="0.454cm" draw:marker-end-width="0.454cm" draw:fill="none"/>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graphic-properties draw:fill-hatch-name="Black_20_90_20_Degrees" draw:fill-hatch-solid="false"/>
    </style:style>
    <style:style style:name="Dimension_2c__20_vertical" style:display-name="Dimension, vertical" style:family="graphic" style:parent-style-name="standard">
      <style:graphic-properties draw:fill-gradient-name="Gradient_20_7" draw:fill-hatch-name="Hatch_20_2" draw:fill-image-name="Bitmape_20_1" draw:textarea-horizontal-align="center" draw:textarea-vertical-align="middle" draw:parallel="true"/>
    </style:style>
    <style:style style:name="Red_20_line" style:display-name="Red line" style:family="graphic" style:parent-style-name="Line">
      <style:graphic-properties svg:stroke-color="#ff0000" draw:fill="none"/>
    </style:style>
    <style:style style:name="Blue_20_line" style:display-name="Blue line" style:family="graphic" style:parent-style-name="Line">
      <style:graphic-properties svg:stroke-color="#0000ff" draw:fill-color="#ffffff" draw:fill-image-width="0cm" draw:fill-image-height="0cm"/>
    </style:style>
    <style:style style:name="Green_20_line" style:display-name="Green line" style:family="graphic" style:parent-style-name="Line">
      <style:graphic-properties svg:stroke-color="#009900" draw:fill-color="#ffffff" draw:fill-image-width="0cm" draw:fill-image-height="0cm"/>
    </style:style>
    <style:style style:name="Magenta_20_line" style:display-name="Magenta line" style:family="graphic" style:parent-style-name="Line">
      <style:graphic-properties svg:stroke-color="#bf008f"/>
    </style:style>
    <style:style style:name="White" style:family="graphic" style:parent-style-name="Filled"/>
    <style:style style:name="White_2c__20_no_20_line" style:display-name="White, no line" style:family="graphic" style:parent-style-name="Filled">
      <style:graphic-properties draw:stroke="none"/>
    </style:style>
    <style:style style:name="Light_20_blue" style:display-name="Light blue" style:family="graphic" style:parent-style-name="Filled">
      <style:graphic-properties draw:fill-color="#d8d8ff"/>
    </style:style>
    <style:style style:name="Light_20_yellow" style:display-name="Light yellow" style:family="graphic" style:parent-style-name="Filled">
      <style:graphic-properties draw:fill-color="#ffffd8"/>
    </style:style>
    <style:style style:name="Light_20_red" style:display-name="Light red" style:family="graphic" style:parent-style-name="Filled">
      <style:graphic-properties draw:fill-color="#ffd8d8"/>
    </style:style>
    <style:style style:name="Light_20_green" style:display-name="Light green" style:family="graphic" style:parent-style-name="Filled">
      <style:graphic-properties draw:fill-color="#d8ffd8"/>
    </style:style>
    <style:style style:name="Black_2c__20_no_20_line" style:display-name="Black, no line" style:family="graphic" style:parent-style-name="Filled">
      <style:graphic-properties draw:stroke="none" draw:fill-color="#000000" draw:textarea-horizontal-align="justify" draw:textarea-vertical-align="top"/>
    </style:style>
    <style:style style:name="Light_20_blue_2c__20_no_20_line" style:display-name="Light blue, no line" style:family="graphic" style:parent-style-name="Filled">
      <style:graphic-properties draw:stroke="none" draw:fill-color="#d8d8ff"/>
    </style:style>
    <style:style style:name="Light_20_green_2c__20_no_20_line" style:display-name="Light green, no line" style:family="graphic" style:parent-style-name="Filled">
      <style:graphic-properties draw:stroke="none" draw:fill-color="#d8ffd8"/>
    </style:style>
    <style:style style:name="Light_20_red_2c__20_no_20_line" style:display-name="Light red, no line" style:family="graphic" style:parent-style-name="Filled">
      <style:graphic-properties draw:stroke="none" draw:fill-color="#ffd8d8"/>
    </style:style>
    <style:style style:name="Light_20_yellow_2c__20_no_20_line" style:display-name="Light yellow, no line" style:family="graphic" style:parent-style-name="Filled">
      <style:graphic-properties draw:stroke="none" draw:fill-color="#ffffd8"/>
    </style:style>
    <style:style style:name="Line" style:family="graphic" style:parent-style-name="standard">
      <style:graphic-properties svg:stroke-width="0.05cm" draw:marker-start-width="0.275cm" draw:marker-end-width="0.275cm" draw:fill="none" draw:fill-gradient-name="Gradient_20_5" draw:fill-hatch-name="Hatch_20_1" draw:fill-image-name="Bitmape_20_1" draw:fill-image-width="0cm" draw:fill-image-height="0cm"/>
    </style:style>
    <style:style style:name="Dashed_2c__20_normal" style:display-name="Dashed, normal" style:family="graphic" style:parent-style-name="Line">
      <style:graphic-properties draw:stroke="dash" draw:stroke-dash="Fine_20_Dashed" svg:stroke-width="0.05cm" draw:marker-start-width="0.367cm" draw:marker-end-width="0.367cm"/>
    </style:style>
    <style:style style:name="Filled" style:family="graphic" style:parent-style-name="standard">
      <style:graphic-properties draw:fill-gradient-name="Gradient_20_4" draw:fill-hatch-name="Hatch_20_1" draw:fill-image-name="Bitmape_20_1"/>
    </style:style>
    <style:style style:name="Line_2c__20_0_20_mm" style:display-name="Line, 0 mm" style:family="graphic" style:parent-style-name="Line">
      <style:graphic-properties svg:stroke-width="0cm" draw:marker-start-width="0.2cm" draw:marker-end-width="0.2cm"/>
    </style:style>
    <style:style style:name="Colored_2c__20_white" style:display-name="Colored, white" style:family="graphic" style:parent-style-name="Line">
      <style:graphic-properties svg:stroke-color="#ffffff"/>
    </style:style>
    <style:style style:name="Line_2c__20_2_20_mm" style:display-name="Line, 2 mm" style:family="graphic" style:parent-style-name="Line">
      <style:graphic-properties svg:stroke-width="0.2cm" draw:marker-start-width="0.5cm" draw:marker-end-width="0.5cm"/>
    </style:style>
    <style:style style:name="Dashed_2c__20_0_20_mm" style:display-name="Dashed, 0 mm" style:family="graphic" style:parent-style-name="Line">
      <style:graphic-properties draw:stroke="dash" draw:stroke-dash="Fine_20_Dashed" svg:stroke-width="0cm" draw:marker-start-width="0.2cm" draw:marker-end-width="0.2cm"/>
    </style:style>
    <style:style style:name="Construction" style:family="graphic" style:parent-style-name="Line">
      <style:graphic-properties svg:stroke-width="0cm" svg:stroke-color="#66ffff" draw:marker-start-width="0.2cm" draw:marker-end-width="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math xmlns="http://www.w3.org/1998/Math/MathML">
  <semantics>
    <mrow>
      <mtable>
        <mtr>
          <mtd>
            <mrow>
              <mi>tan</mi>
              <mrow>
                <mo stretchy="false">(</mo>
                <mrow>
                  <mo stretchy="false">μ</mo>
                </mrow>
                <mo stretchy="false">)</mo>
              </mrow>
              <mrow>
                <mi/>
                <mo stretchy="false">=</mo>
                <mi/>
              </mrow>
              <mi>cos</mi>
              <mo stretchy="false">ϕ</mo>
              <mi>tan</mi>
              <mrow>
                <mo stretchy="false">(</mo>
                <mrow>
                  <mrow>
                    <mo stretchy="false">θ</mo>
                    <mo stretchy="false">/</mo>
                    <mn>2</mn>
                  </mrow>
                </mrow>
                <mo stretchy="false">)</mo>
              </mrow>
            </mrow>
          </mtd>
        </mtr>
        <mtr>
          <mtd>
            <mrow>
              <mi>sin</mi>
              <mrow>
                <mo stretchy="false">(</mo>
                <mrow>
                  <mo stretchy="false">ρ</mo>
                </mrow>
                <mo stretchy="false">)</mo>
              </mrow>
              <mrow>
                <mi/>
                <mo stretchy="false">=</mo>
                <mi/>
              </mrow>
              <mi>sin</mi>
              <mrow>
                <mo stretchy="false">(</mo>
                <mrow>
                  <mo stretchy="false">ϕ</mo>
                </mrow>
                <mo stretchy="false">)</mo>
              </mrow>
              <mi>sin</mi>
              <mrow>
                <mo stretchy="false">(</mo>
                <mrow>
                  <mrow>
                    <mo stretchy="false">θ</mo>
                    <mo stretchy="false">/</mo>
                    <mn>2</mn>
                  </mrow>
                </mrow>
                <mo stretchy="false">)</mo>
              </mrow>
            </mrow>
          </mtd>
        </mtr>
      </mtable>
    </mrow>
    <annotation encoding="StarMath 5.0">stack {
tan(%mu) `=` cos %phi tan(%theta/2)#
sin(%rho) `=` sin(%phi) sin(%theta/2)
}</annotation>
  </semantics>
</math>
</file>